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auto-grow-height="true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 of Derivatives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draw:style-name="gr2" draw:layer="layout" svg:width="3.87cm" svg:height="1.944cm" svg:x="2cm" svg:y="4.914cm" presentation:class="objec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4.39cm" svg:height="1.842cm" svg:x="1.61cm" svg:y="8.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4.808cm" svg:height="2.019cm" svg:x="1.5cm" svg:y="12.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4.159cm" svg:height="1.051cm" svg:x="1.841cm" svg:y="16.94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3.619cm" svg:height="0.978cm" svg:x="10.5cm" svg:y="6.52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4.286cm" svg:height="1.946cm" svg:x="10.214cm" svg:y="10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4.779cm" svg:height="2.271cm" svg:x="9.721cm" svg:y="14.229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6.816cm" svg:height="0.881cm" svg:x="19cm" svg:y="4.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4.303cm" svg:height="0.949cm" svg:x="19cm" svg:y="8.05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" draw:text-style-name="P1" draw:layer="layout" svg:width="2.234cm" svg:height="1.018cm" svg:x="19.266cm" svg:y="1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" draw:text-style-name="P1" draw:layer="layout" svg:width="4.177cm" svg:height="1.951cm" svg:x="18.5cm" svg:y="16.5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2" draw:layer="layout" svg:width="25.199cm" svg:height="17.935cm" svg:x="1.4cm" svg:y="0.837cm" presentation:class="subtitle">
          <draw:text-box>
            <text:p><text:span text:style-name="T1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45M20S</meta:editing-duration>
    <meta:editing-cycles>28</meta:editing-cycles>
    <meta:generator>OpenOffice/4.1.1$Win32 OpenOffice.org_project/411m6$Build-9775</meta:generator>
    <dc:date>2016-09-29T20:46:44.23</dc:date>
    <meta:document-statistic meta:object-count="42"/>
  </office:meta>
</office:document-meta>
</file>

<file path=Object 1/content.xml><?xml version="1.0" encoding="utf-8"?>
<math xmlns="http://www.w3.org/1998/Math/MathML">
  <semantics>
    <mrow>
      <mi>A</mi>
      <mrow>
        <mrow>
          <mo stretchy="false">(</mo>
          <mrow>
            <mi>s</mi>
          </mrow>
          <mo stretchy="false">)</mo>
        </mrow>
        <mo stretchy="false">=</mo>
        <mfrac>
          <mrow>
            <mo stretchy="false">−</mo>
            <mrow>
              <mn>12</mn>
            </mrow>
          </mrow>
          <mrow>
            <msup>
              <mi>s</mi>
              <mrow>
                <mn>5</mn>
              </mrow>
            </msup>
          </mrow>
        </mfrac>
      </mrow>
    </mrow>
    <annotation encoding="StarMath 5.0">A(s) = -{12} over {s^{5}} </annotation>
  </semantics>
</math>
</file>

<file path=Object 10/content.xml><?xml version="1.0" encoding="utf-8"?>
<math xmlns="http://www.w3.org/1998/Math/MathML">
  <semantics>
    <mrow>
      <mrow>
        <mi>y</mi>
        <mo stretchy="false">=</mo>
        <mroot>
          <mrow>
            <mi>x</mi>
          </mrow>
          <mrow>
            <mn>3</mn>
          </mrow>
        </mroot>
      </mrow>
    </mrow>
    <annotation encoding="StarMath 5.0">y = nroot{3}{x} </annotation>
  </semantics>
</math>
</file>

<file path=Object 11/content.xml><?xml version="1.0" encoding="utf-8"?>
<math xmlns="http://www.w3.org/1998/Math/MathML">
  <semantics>
    <mrow>
      <mrow>
        <mi>y</mi>
        <mo stretchy="false">=</mo>
        <mfrac>
          <mrow>
            <mrow>
              <msup>
                <mi>x</mi>
                <mn>2</mn>
              </msup>
              <mo stretchy="false">−</mo>
              <mn>2</mn>
            </mrow>
            <msqrt>
              <mrow>
                <mi>x</mi>
              </mrow>
            </msqrt>
          </mrow>
          <mrow>
            <mi>x</mi>
          </mrow>
        </mfrac>
      </mrow>
    </mrow>
    <annotation encoding="StarMath 5.0">y = {x^2 - 2 sqrt{x}} over {x}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frac>
              <mrow>
                <mn>1</mn>
              </mrow>
              <mrow>
                <mn>2</mn>
              </mrow>
            </mfrac>
            <msup>
              <mi>x</mi>
              <mn>5</mn>
            </msup>
          </mrow>
          <mo stretchy="false">)</mo>
        </mrow>
      </mrow>
    </mrow>
    <annotation encoding="StarMath 5.0">F(x) = ({1} over {2} x^5)</annotation>
  </semantics>
</math>
</file>

<file path=Object 3/content.xml><?xml version="1.0" encoding="utf-8"?>
<math xmlns="http://www.w3.org/1998/Math/MathML">
  <semantics>
    <mrow>
      <mrow>
        <mi>y</mi>
        <mo stretchy="false">=</mo>
        <mfrac>
          <mrow>
            <mrow>
              <msup>
                <mi>x</mi>
                <mn>2</mn>
              </msup>
              <mo stretchy="false">+</mo>
              <mn>4</mn>
            </mrow>
            <mrow>
              <mi>x</mi>
              <mo stretchy="false">+</mo>
              <mn>3</mn>
            </mrow>
          </mrow>
          <mrow>
            <msqrt>
              <mrow>
                <mi>x</mi>
              </mrow>
            </msqrt>
          </mrow>
        </mfrac>
      </mrow>
    </mrow>
    <annotation encoding="StarMath 5.0">y = {x^2 + 4 x + 3} over {sqrt{x}}</annotation>
  </semantics>
</math>
</file>

<file path=Object 4/content.xml><?xml version="1.0" encoding="utf-8"?>
<math xmlns="http://www.w3.org/1998/Math/MathML">
  <semantics>
    <mrow>
      <mrow>
        <mi>u</mi>
        <mo stretchy="false">=</mo>
        <mrow>
          <mroot>
            <mrow>
              <mi>t</mi>
            </mrow>
            <mrow>
              <mn>5</mn>
            </mrow>
          </mroot>
          <mo stretchy="false">+</mo>
          <mn>4</mn>
        </mrow>
      </mrow>
      <msqrt>
        <mrow>
          <msup>
            <mi>t</mi>
            <mrow>
              <mn>5</mn>
            </mrow>
          </msup>
        </mrow>
      </msqrt>
    </mrow>
    <annotation encoding="StarMath 5.0">u = nroot{5}{t} + 4 sqrt{t^{5}} </annotation>
  </semantics>
</math>
</file>

<file path=Object 5/content.xml><?xml version="1.0" encoding="utf-8"?>
<math xmlns="http://www.w3.org/1998/Math/MathML">
  <semantics>
    <mrow>
      <mrow>
        <mi>y</mi>
        <mo stretchy="false">=</mo>
        <mrow>
          <msup>
            <mi mathvariant="normal">e</mi>
            <mrow>
              <mrow>
                <mi>x</mi>
                <mo stretchy="false">+</mo>
                <mn>1</mn>
              </mrow>
            </mrow>
          </msup>
          <mo stretchy="false">+</mo>
          <mn>1</mn>
        </mrow>
      </mrow>
    </mrow>
    <annotation encoding="StarMath 5.0">y = func e^{x+1} + 1</annotation>
  </semantics>
</math>
</file>

<file path=Object 6/content.xml><?xml version="1.0" encoding="utf-8"?>
<math xmlns="http://www.w3.org/1998/Math/MathML">
  <semantics>
    <mrow>
      <mrow>
        <mi>z</mi>
        <mo stretchy="false">=</mo>
        <mrow>
          <mfrac>
            <mrow>
              <mi>A</mi>
            </mrow>
            <mrow>
              <msup>
                <mi>y</mi>
                <mn>10</mn>
              </msup>
            </mrow>
          </mfrac>
          <mo stretchy="false">+</mo>
          <mi>B</mi>
        </mrow>
      </mrow>
      <msup>
        <mi mathvariant="normal">e</mi>
        <mrow>
          <mi>y</mi>
        </mrow>
      </msup>
    </mrow>
    <annotation encoding="StarMath 5.0">z = {A} over {y^10}  + B func e^{y} </annotation>
  </semantics>
</math>
</file>

<file path=Object 7/content.xml><?xml version="1.0" encoding="utf-8"?>
<math xmlns="http://www.w3.org/1998/Math/MathML">
  <semantics>
    <mrow>
      <mrow>
        <mi>v</mi>
        <mo stretchy="false">=</mo>
        <msup>
          <mfenced open="(" close=")">
            <mrow>
              <mrow>
                <msqrt>
                  <mrow>
                    <mi>x</mi>
                  </mrow>
                </msqrt>
                <mo stretchy="false">+</mo>
                <mfrac>
                  <mrow>
                    <mn>1</mn>
                  </mrow>
                  <mrow>
                    <mroot>
                      <mrow>
                        <mi>x</mi>
                      </mrow>
                      <mrow>
                        <mn>3</mn>
                      </mrow>
                    </mroot>
                  </mrow>
                </mfrac>
              </mrow>
            </mrow>
          </mfenced>
          <mn>2</mn>
        </msup>
      </mrow>
    </mrow>
    <annotation encoding="StarMath 5.0">v = left ( sqrt{x} + {1} over {nroot{3}{x} }   right )^2</annotation>
  </semantics>
</math>
</file>

<file path=Object 8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−</mo>
              <mn>2</mn>
            </mrow>
          </mrow>
          <mo stretchy="false">)</mo>
        </mrow>
      </mrow>
      <mrow>
        <mo stretchy="false">(</mo>
        <mrow>
          <mrow>
            <mn>2x</mn>
            <mo stretchy="false">+</mo>
            <mn>3</mn>
          </mrow>
        </mrow>
        <mo stretchy="false">)</mo>
      </mrow>
    </mrow>
    <annotation encoding="StarMath 5.0">h(x) = (x-2)(2x+3)</annotation>
  </semantics>
</math>
</file>

<file path=Object 9/content.xml><?xml version="1.0" encoding="utf-8"?>
<math xmlns="http://www.w3.org/1998/Math/MathML">
  <semantics>
    <mrow>
      <mrow>
        <mi>y</mi>
        <mo stretchy="false">=</mo>
        <msqrt>
          <mrow>
            <mi>x</mi>
          </mrow>
        </msqrt>
      </mrow>
      <mrow>
        <mo stretchy="false">(</mo>
        <mrow>
          <mrow>
            <mi>x</mi>
            <mo stretchy="false">−</mo>
            <mn>1</mn>
          </mrow>
        </mrow>
        <mo stretchy="false">)</mo>
      </mrow>
    </mrow>
    <annotation encoding="StarMath 5.0">y = sqrt{x} (x - 1)</annotation>
  </semantics>
</math>
</file>